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 Light" fo:font-size="11pt" fo:font-weight="bold" officeooo:rsid="0019ab4d" officeooo:paragraph-rsid="00252d17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6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7" style:family="paragraph" style:parent-style-name="Standard">
      <style:text-properties style:font-name="Calibri Light" fo:font-size="11pt" officeooo:rsid="001bd41b" officeooo:paragraph-rsid="00236312" style:font-size-asian="11pt" style:font-size-complex="11pt"/>
    </style:style>
    <style:style style:name="P8" style:family="paragraph" style:parent-style-name="Standard">
      <style:text-properties style:font-name="Calibri Light" fo:font-size="10pt" officeooo:rsid="0019ab4d" officeooo:paragraph-rsid="00252d17" style:font-size-asian="10pt" style:font-size-complex="10pt"/>
    </style:style>
    <style:style style:name="P9" style:family="paragraph" style:parent-style-name="Standard">
      <style:text-properties style:font-name="Consolas" fo:font-size="10pt" officeooo:rsid="0019ab4d" officeooo:paragraph-rsid="001cc558" style:font-size-asian="8.75pt" style:font-size-complex="10pt"/>
    </style:style>
    <style:style style:name="P10" style:family="paragraph" style:parent-style-name="Standard">
      <style:text-properties style:font-name="Consolas" fo:font-size="10pt" officeooo:rsid="0019ab4d" officeooo:paragraph-rsid="00252d17" style:font-size-asian="10pt" style:font-size-complex="10pt"/>
    </style:style>
    <style:style style:name="P11" style:family="paragraph" style:parent-style-name="Standard">
      <style:text-properties style:font-name="Consolas" fo:font-size="10pt" style:text-underline-style="none" officeooo:rsid="002ced9b" officeooo:paragraph-rsid="002ced9b" style:font-size-asian="8.75pt" style:font-size-complex="10pt"/>
    </style:style>
    <style:style style:name="P12" style:family="paragraph" style:parent-style-name="Standard">
      <style:text-properties style:font-name="Consolas" fo:font-size="10pt" style:text-underline-style="none" officeooo:rsid="002ced9b" officeooo:paragraph-rsid="0032a1c7" style:font-size-asian="8.75pt" style:font-size-complex="10pt"/>
    </style:style>
    <style:style style:name="P13" style:family="paragraph" style:parent-style-name="Standard">
      <style:text-properties style:font-name="Consolas" fo:font-size="10pt" officeooo:rsid="0019ab4d" officeooo:paragraph-rsid="0021a44a" style:font-size-asian="8.75pt" style:font-size-complex="10pt"/>
    </style:style>
    <style:style style:name="P14" style:family="paragraph" style:parent-style-name="Standard">
      <style:text-properties style:font-name="Consolas" fo:font-size="10pt" officeooo:rsid="0019ab4d" officeooo:paragraph-rsid="00203ee3" style:font-size-asian="8.75pt" style:font-size-complex="10pt"/>
    </style:style>
    <style:style style:name="P15" style:family="paragraph" style:parent-style-name="Standard">
      <style:text-properties style:font-name="Consolas" fo:font-size="10pt" officeooo:rsid="0019ab4d" officeooo:paragraph-rsid="0032a1c7" style:font-size-asian="8.75pt" style:font-size-complex="10pt"/>
    </style:style>
    <style:style style:name="P16" style:family="paragraph" style:parent-style-name="Standard">
      <style:text-properties style:font-name="Consolas" fo:font-size="10pt" officeooo:rsid="0019ab4d" officeooo:paragraph-rsid="0033fa13" style:font-size-asian="8.75pt" style:font-size-complex="10pt"/>
    </style:style>
    <style:style style:name="P17" style:family="paragraph" style:parent-style-name="Standard">
      <style:text-properties style:font-name="Consolas" fo:font-size="10pt" officeooo:rsid="0019ab4d" officeooo:paragraph-rsid="0034e111" style:font-size-asian="8.75pt" style:font-size-complex="10pt"/>
    </style:style>
    <style:style style:name="P18" style:family="paragraph" style:parent-style-name="Standard">
      <style:text-properties style:font-name="Consolas" fo:font-size="10pt" fo:font-weight="normal" officeooo:rsid="0019ab4d" officeooo:paragraph-rsid="0019ab4d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Consolas" fo:font-size="10pt" fo:font-weight="normal" officeooo:rsid="0034e111" officeooo:paragraph-rsid="0034e111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Calibri Light" fo:font-size="11pt" fo:font-weight="bold" officeooo:rsid="0019ab4d" officeooo:paragraph-rsid="0021a44a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Calibri Light" fo:font-size="11pt" fo:font-weight="bold" officeooo:rsid="0019ab4d" officeooo:paragraph-rsid="00203ee3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312" style:font-weight-asian="bold" style:font-weight-complex="bold"/>
    </style:style>
    <style:style style:name="T3" style:family="text">
      <style:text-properties officeooo:rsid="001d973c"/>
    </style:style>
    <style:style style:name="T4" style:family="text">
      <style:text-properties officeooo:rsid="00236312"/>
    </style:style>
    <style:style style:name="T5" style:family="text">
      <style:text-properties fo:font-weight="normal" officeooo:rsid="00236312" style:font-weight-asian="normal" style:font-weight-complex="normal"/>
    </style:style>
    <style:style style:name="T6" style:family="text">
      <style:text-properties officeooo:rsid="00252d17"/>
    </style:style>
    <style:style style:name="T7" style:family="text">
      <style:text-properties officeooo:rsid="001cc558"/>
    </style:style>
    <style:style style:name="T8" style:family="text">
      <style:text-properties officeooo:rsid="001dc534"/>
    </style:style>
    <style:style style:name="T9" style:family="text">
      <style:text-properties officeooo:rsid="00203ee3"/>
    </style:style>
    <style:style style:name="T10" style:family="text">
      <style:text-properties officeooo:rsid="0032a1c7"/>
    </style:style>
    <style:style style:name="T11" style:family="text">
      <style:text-properties officeooo:rsid="0034e1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4"/>
      <text:p text:style-name="P7">A travé<text:span text:style-name="T3">s </text:span>de Comp<text:span text:style-name="T3">ass</text:span> de MongoDB, accede al archivo <text:span text:style-name="T1">users_1.7m.</text:span><text:span text:style-name="T2">json </text:span><text:span text:style-name="T5">en la base de datos BigData y realiza los siguientes ejercicios.</text:span></text:p>
      <text:p text:style-name="P5"/>
      <text:p text:style-name="P6">Realiza las siguientes consultas aplicando los filtros pertinentes en el cuadro de texto <text:span text:style-name="T4">y añadiendo más cribas con la extensión de Options</text:span>.</text:p>
      <text:p text:style-name="P4"/>
      <text:p text:style-name="P2">Ejercicio <text:span text:style-name="T7">1</text:span>.- <text:span text:style-name="T4">Muestra el nombre y la edad de las personas que se llamen “Elijah” y tengan una edad comprendida entre 30 y 50 años (ambos incluidos). Ordena los resultados por </text:span><text:span text:style-name="T6">la </text:span><text:span text:style-name="T4">edad (de mayor a menor).</text:span></text:p>
      <text:p text:style-name="P9"/>
      <text:p text:style-name="P11">{</text:p>
      <text:p text:style-name="P12"><text:s text:c="2"/>filter: </text:p>
      <text:p text:style-name="P12"><text:s text:c="4"/>{$and: [</text:p>
      <text:p text:style-name="P12"><text:tab/>{name: 'Elijah'},</text:p>
      <text:p text:style-name="P11"><text:s text:c="6"/>{age: {$gte: 30}},</text:p>
      <text:p text:style-name="P11"><text:s text:c="6"/>{age: {$lte: 50}}</text:p>
      <text:p text:style-name="P11"><text:s text:c="4"/>]},</text:p>
      <text:p text:style-name="P11"><text:s text:c="2"/>sort: {age: -1},</text:p>
      <text:p text:style-name="P11"><text:s text:c="2"/>project: {name: 1, age: 1},</text:p>
      <text:p text:style-name="P11"><text:s text:c="2"/>limit: 10</text:p>
      <text:p text:style-name="P11">}</text:p>
      <text:p text:style-name="P9"/>
      <text:p text:style-name="P3">Ejercicio <text:span text:style-name="T7">2</text:span>.- <text:span text:style-name="T6">Muestra el id, nombre, edad y ciudad de las 10 personas con mayor edad que no vivan en Honolulu, Sedona, San Diego y Las Vegas. </text:span><text:span text:style-name="T4">Ordena los resultados por </text:span><text:span text:style-name="T6">la </text:span><text:span text:style-name="T4">edad (de mayor a menor), </text:span><text:span text:style-name="T6">y en su defecto por su identificador (de menor a mayor).</text:span></text:p>
      <text:p text:style-name="P8"/>
      <text:p text:style-name="P10">{</text:p>
      <text:p text:style-name="P10"><text:s text:c="2"/>filter: {</text:p>
      <text:p text:style-name="P10"><text:s text:c="4"/>city: {</text:p>
      <text:p text:style-name="P10"><text:s text:c="6"/>$nin: ['Honolulu','Sedona','San Diego','Las Vegas']}},</text:p>
      <text:p text:style-name="P10"><text:s text:c="2"/>sort: {age: -1},</text:p>
      <text:p text:style-name="P10"><text:s text:c="2"/>project: {id: 1,name: 1,age: 1,city: <text:span text:style-name="T10">1</text:span>},</text:p>
      <text:p text:style-name="P10"><text:s text:c="2"/>limit: 10}</text:p>
      <text:p text:style-name="P8"/>
      <text:p text:style-name="P20">Ejercicio <text:span text:style-name="T7">3</text:span>.- <text:span text:style-name="T6">Muestra el nombre, edad y ciudad de la sexta y septima persona con menor edad, que sean de "Portland" o tengan un nombre que comience por la letra “V”.</text:span></text:p>
      <text:p text:style-name="P13"/>
      <text:p text:style-name="P13">{</text:p>
      <text:p text:style-name="P13"><text:s text:c="2"/>filter: {</text:p>
      <text:p text:style-name="P15"><text:s text:c="4"/>$or: [</text:p>
      <text:p text:style-name="P15"><text:tab/>{city: 'Portland'},</text:p>
      <text:p text:style-name="P15"><text:tab/>{name: {$regex: RegExp("^V")}}</text:p>
      <text:p text:style-name="P15"><text:tab/>]},</text:p>
      <text:p text:style-name="P13"><text:s text:c="2"/>sort: {age: 1},</text:p>
      <text:p text:style-name="P13"><text:s text:c="2"/>project: {name: 1, age: 1,city: 1},</text:p>
      <text:p text:style-name="P13"><text:s text:c="2"/>limit: 7,</text:p>
      <text:p text:style-name="P13"><text:s text:c="2"/><text:span text:style-name="T10">s</text:span>kip: 5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Ejercicio<text:span text:style-name="T8"> </text:span><text:span text:style-name="T9">4</text:span>.- <text:span text:style-name="T6">Muestra el identificador de los usuarios que sean amigos de Jack y Nora, y tengan una edad inferior a 20 años. Ordena los datos por nombre (en orden alfabético), y en su defecto por ciudad (en orden alfabético).</text:span></text:p>
      <text:p text:style-name="P14"/>
      <text:p text:style-name="P14">{</text:p>
      <text:p text:style-name="P16"><text:s text:c="2"/>filter: </text:p>
      <text:p text:style-name="P16">{$and: [</text:p>
      <text:p text:style-name="P16"><text:tab/>{'friends.name': {$in: ['Jack','Nora']}},</text:p>
      <text:p text:style-name="P16"><text:tab/>{age: {$lt: 20}}</text:p>
      <text:p text:style-name="P16"><text:tab/>]},</text:p>
      <text:p text:style-name="P14"><text:s text:c="2"/>sort: {name: 1, city: 1},</text:p>
      <text:p text:style-name="P16"><text:s text:c="2"/>project: {id: 1,name: 1,city: 1}</text:p>
      <text:p text:style-name="P16">}</text:p>
      <text:p text:style-name="P14"/>
      <text:p text:style-name="P21">Ejercicio <text:span text:style-name="T9">5</text:span>.- <text:span text:style-name="T6">Muestra el identificador, nombre y lista de amigos de las personas que no se llamen Elijah, no tengan un amigo que se llame Jack y su edad sea distinta a 97 años. Ordena los resultados por el identificador (de menor a mayor) y muestra los 100 primeros resultados de la consulta.</text:span></text:p>
      <text:p text:style-name="P18"/>
      <text:p text:style-name="P17">{</text:p>
      <text:p text:style-name="P17"><text:s text:c="2"/>filter: </text:p>
      <text:p text:style-name="P17">{$and: {[<text:line-break/><text:tab/>{name:{$ne:"Elijah"}},<text:line-break/><text:tab/>{friends.name:{$not:{$eq:"Jack"}}},<text:line-break/><text:tab/>{age:{$ne:97}} <text:s text:c="2"/><text:tab/><text:line-break/>]},</text:p>
      <text:p text:style-name="P17"><text:s text:c="2"/>sort: {<text:span text:style-name="T11">id: 1</text:span>},</text:p>
      <text:p text:style-name="P17"><text:s text:c="2"/>project: {id: 1, name: 1, <text:span text:style-name="T11">friends</text:span>: 1},</text:p>
      <text:p text:style-name="P17"><text:s text:c="2"/><text:span text:style-name="T11">limit: 100</text:span></text:p>
      <text:p text:style-name="P1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2T19:08:13.479000000</dc:date>
    <meta:editing-duration>PT3H11M38S</meta:editing-duration>
    <meta:editing-cycles>19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53" meta:word-count="367" meta:character-count="2213" meta:non-whitespace-character-count="1808"/>
  </office:meta>
</office:document-meta>
</file>